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66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style:paragraph-properties fo:text-align="center"/>
      <style:text-properties fo:font-size="10pt" style:text-underline-style="none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xml:id="id3" draw:id="id3" draw:layer="layout" svg:width="3.9cm" svg:height="0.9cm" svg:x="6.3cm" svg:y="3.1cm">
          <text:p text:style-name="P1"><text:span text:style-name="T1">Download Configuration</text:span></text:p>
          <text:p text:style-name="P1"><text:span text:style-name="T1"><text:s/></text:span><text:span text:style-name="T1">File for Job from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8cm" svg:height="1.4cm" svg:x="8.8cm" svg:y="4.4cm">
          <text:p text:style-name="P1"><text:span text:style-name="T1">If necessary, download OSM Data </text:span></text:p>
          <text:p text:style-name="P1"><text:span text:style-name="T1">using jxapi and load into postgresql </text:span></text:p>
          <text:p text:style-name="P1"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cm" svg:height="0.7cm" svg:x="1.3cm" svg:y="1.4cm">
          <text:p text:style-name="P1"><text:span text:style-name="T1">Get Next Job Number</text:span></text:p>
          <text:p text:style-name="P1"><text:span text:style-name="T1"><text:s/></text:span><text:span text:style-name="T1">from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4cm" svg:height="0.7cm" svg:x="3.8cm" svg:y="2.2cm">
          <text:p text:style-name="P3"><text:span text:style-name="T2">Claim Job from Server</text:span></text:p>
          <draw:enhanced-geometry svg:viewBox="0 0 21600 21600" draw:type="rectangle" draw:enhanced-path="M 0 0 L 21600 0 21600 21600 0 21600 0 0 Z N"/>
        </draw:custom-shape>
        <draw:frame draw:style-name="gr3" draw:layer="layout" svg:width="12.6cm" svg:height="1.45cm" svg:x="7.1cm" svg:y="0.2cm">
          <draw:text-box>
            <text:p>PrintMaps Processor Daemon Flowchart</text:p>
          </draw:text-box>
        </draw:frame>
        <draw:custom-shape draw:style-name="gr2" draw:text-style-name="P2" xml:id="id5" draw:id="id5" draw:layer="layout" svg:width="5.8cm" svg:height="1.8cm" svg:x="12.2cm" svg:y="6cm">
          <text:p text:style-name="P1"><text:span text:style-name="T1">If necessary, download SRTM Data</text:span></text:p>
          <text:p text:style-name="P1"><text:span text:style-name="T1">From server and process into</text:span></text:p>
          <text:p text:style-name="P1"><text:span text:style-name="T1">Contour lines or hillshading</text:span></text:p>
          <text:p text:style-name="P1"><text:span text:style-name="T1">imag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8cm" svg:height="1.4cm" svg:x="15.7cm" svg:y="8cm">
          <text:p text:style-name="P1"><text:span text:style-name="T1">If necessary, generate grid</text:span></text:p>
          <text:p text:style-name="P1"><text:span text:style-name="T1">Shapefile for required area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5.8cm" svg:height="1.4cm" svg:x="19cm" svg:y="10cm">
          <text:p text:style-name="P1"><text:span text:style-name="T1">If necessary, download</text:span></text:p>
          <text:p text:style-name="P1"><text:span text:style-name="T1">OS_Opendata data from 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5.8cm" svg:height="1.4cm" svg:x="19cm" svg:y="12.1cm">
          <text:p text:style-name="P1"><text:span text:style-name="T1">Setup mapnik style file to refer</text:span></text:p>
          <text:p text:style-name="P1"><text:span text:style-name="T1">To correct dataset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7cm" svg:x="21.8cm" svg:y="1.6cm">
          <text:p text:style-name="P1"><text:span text:style-name="T1">queueMgr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7cm" svg:x="21.8cm" svg:y="2.5cm">
          <text:p text:style-name="P1"><text:span text:style-name="T1">dataMg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0.8cm" svg:x="21.8cm" svg:y="3.4cm">
          <text:p text:style-name="P1"><text:span text:style-name="T1">styleMg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3cm" svg:y1="2.1cm" svg:x2="3.8cm" svg:y2="2.55cm" draw:start-shape="id1" draw:start-glue-point="2" draw:end-shape="id2" draw:end-glue-point="3" svg:d="m3300 2100v450h500">
          <text:p/>
        </draw:connector>
        <draw:connector draw:style-name="gr5" draw:text-style-name="P1" draw:layer="layout" svg:x1="5.8cm" svg:y1="2.9cm" svg:x2="6.3cm" svg:y2="3.55cm" draw:start-shape="id2" draw:start-glue-point="2" draw:end-shape="id3" draw:end-glue-point="3" svg:d="m5800 2900v650h500">
          <text:p/>
        </draw:connector>
        <draw:connector draw:style-name="gr5" draw:text-style-name="P1" draw:layer="layout" svg:x1="8.25cm" svg:y1="4cm" svg:x2="8.8cm" svg:y2="5.1cm" draw:start-shape="id3" draw:start-glue-point="2" draw:end-shape="id4" draw:end-glue-point="3" svg:d="m8250 4000v1100h550">
          <text:p/>
        </draw:connector>
        <draw:connector draw:style-name="gr5" draw:text-style-name="P1" draw:layer="layout" svg:x1="11.7cm" svg:y1="5.8cm" svg:x2="12.2cm" svg:y2="6.9cm" draw:start-shape="id4" draw:start-glue-point="2" draw:end-shape="id5" draw:end-glue-point="3" svg:d="m11700 5800v1100h500">
          <text:p/>
        </draw:connector>
        <draw:connector draw:style-name="gr5" draw:text-style-name="P1" draw:layer="layout" svg:x1="15.1cm" svg:y1="7.8cm" svg:x2="15.7cm" svg:y2="8.7cm" draw:start-shape="id5" draw:start-glue-point="2" draw:end-shape="id6" draw:end-glue-point="3" svg:d="m15100 7800v900h600">
          <text:p/>
        </draw:connector>
        <draw:connector draw:style-name="gr5" draw:text-style-name="P1" draw:layer="layout" svg:x1="18.6cm" svg:y1="9.4cm" svg:x2="19cm" svg:y2="10.7cm" draw:start-shape="id6" draw:start-glue-point="2" draw:end-shape="id7" draw:end-glue-point="3" svg:d="m18600 9400v1300h400">
          <text:p/>
        </draw:connector>
        <draw:connector draw:style-name="gr5" draw:text-style-name="P1" draw:layer="layout" svg:x1="21.9cm" svg:y1="11.4cm" svg:x2="21.9cm" svg:y2="12.1cm" draw:start-shape="id7" draw:start-glue-point="2" draw:end-shape="id8" draw:end-glue-point="0" svg:d="m21900 11400v700">
          <text:p/>
        </draw:connector>
        <draw:custom-shape draw:style-name="gr6" draw:text-style-name="P2" xml:id="id9" draw:id="id9" draw:layer="layout" svg:width="5.8cm" svg:height="1.6cm" svg:x="19cm" svg:y="14cm">
          <text:p text:style-name="P1"><text:span text:style-name="T1">Call Required Renderer to</text:span></text:p>
          <text:p text:style-name="P1"><text:span text:style-name="T1">Produce Output</text:span></text:p>
          <text:p text:style-name="P1"><text:span text:style-name="T1"><text:s/></text:span><text:span text:style-name="T1">(townguide, mapbook).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0" draw:id="id10" draw:layer="layout" svg:width="4cm" svg:height="0.7cm" svg:x="16.5cm" svg:y="16.5cm">
          <text:p text:style-name="P3"><text:span text:style-name="T2">Upload Output to Serv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1.9cm" svg:y1="15.6cm" svg:x2="20.5cm" svg:y2="16.85cm" draw:start-shape="id9" draw:start-glue-point="2" draw:end-shape="id10" svg:d="m21900 15600v1250h-1400">
          <text:p/>
        </draw:connector>
        <draw:custom-shape draw:style-name="gr1" draw:text-style-name="P4" xml:id="id11" draw:id="id11" draw:layer="layout" svg:width="4cm" svg:height="1cm" svg:x="13.8cm" svg:y="17.7cm">
          <text:p text:style-name="P3"><text:span text:style-name="T2">Tell Server Job is </text:span></text:p>
          <text:p text:style-name="P3"><text:span text:style-name="T2">Complet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8.5cm" svg:y1="17.2cm" svg:x2="17.8cm" svg:y2="18.2cm" draw:start-shape="id10" draw:start-glue-point="2" draw:end-shape="id11" draw:end-glue-point="1" svg:d="m18500 17200v1000h-700">
          <text:p/>
        </draw:connector>
        <draw:connector draw:style-name="gr5" draw:text-style-name="P1" draw:layer="layout" svg:x1="13.8cm" svg:y1="18.2cm" svg:x2="1.3cm" svg:y2="1.75cm" draw:start-shape="id11" draw:start-glue-point="3" draw:end-shape="id1" draw:end-glue-point="3" svg:d="m13800 18200h-13001v-16450h501">
          <text:p/>
        </draw:connector>
        <draw:connector draw:style-name="gr5" draw:text-style-name="P1" draw:layer="layout" svg:x1="21.9cm" svg:y1="13.5cm" svg:x2="21.9cm" svg:y2="14cm" draw:start-shape="id8" draw:start-glue-point="2" draw:end-shape="id9" draw:end-glue-point="0" svg:d="m21900 13500v500">
          <text:p/>
        </draw:connector>
        <draw:custom-shape draw:style-name="gr6" draw:text-style-name="P2" draw:layer="layout" svg:width="4cm" svg:height="0.8cm" svg:x="21.8cm" svg:y="4.4cm">
          <text:p text:style-name="P1"><text:span text:style-name="T1">renderer</text:span>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3-03T19:31:44</dc:date>
    <dc:creator>graham </dc:creator>
    <meta:generator>LibreOffice/3.4$Unix LibreOffice_project/340m1$Build-402</meta:generator>
    <meta:editing-duration>PT36M18S</meta:editing-duration>
    <meta:editing-cycles>5</meta:editing-cycles>
    <meta:document-statistic meta:object-count="27"/>
  </office:meta>
</office:document-meta>
</file>